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12.58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084cm" fo:min-width="1.231cm"/>
    </style:style>
    <style:style style:name="gr5" style:family="graphic" style:parent-style-name="standard">
      <style:graphic-properties svg:stroke-color="#3465a4" draw:fill-color="#ef413d" draw:textarea-horizontal-align="justify" draw:textarea-vertical-align="middle" draw:auto-grow-height="false" fo:min-height="1.546cm" fo:min-width="1.387cm"/>
    </style:style>
    <style:style style:name="gr6" style:family="graphic" style:parent-style-name="standard">
      <style:graphic-properties draw:fill-color="#00aaad" draw:textarea-horizontal-align="justify" draw:textarea-vertical-align="middle" draw:auto-grow-height="false" fo:min-height="1.084cm" fo:min-width="1.231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ef413d"/>
      <style:paragraph-properties fo:text-align="center"/>
    </style:style>
    <style:style style:name="P6" style:family="paragraph">
      <loext:graphic-properties draw:fill-color="#00aaad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081cm" svg:height="1.905cm" svg:x="2.143cm" svg:y="2.651cm">
          <text:p text:style-name="P1"><text:span text:style-name="T1">1 <text:s/>| <text:s text:c="2"/>2 <text:s text:c="2"/>| <text:s/>3 <text:s text:c="3"/>| <text:s text:c="2"/>4 <text:s text:c="3"/>| <text:s text:c="2"/>5 <text:s text:c="2"/>| <text:s text:c="2"/>6 <text:s text:c="3"/>| <text:s/>7 <text:s/>| <text:s text:c="3"/>8 <text:s text:c="2"/>| <text:s text:c="2"/>9 <text:s text:c="2"/>| 10 <text:s text:c="2"/>|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524cm" svg:y1="6.207cm" svg:x2="2.524cm" svg:y2="4.81cm">
          <text:p/>
        </draw:line>
        <draw:frame draw:style-name="gr3" draw:text-style-name="P3" draw:layer="layout" svg:width="2.911cm" svg:height="0.962cm" svg:x="1.889cm" svg:y="6.588cm">
          <draw:text-box>
            <text:p>Offset=1</text:p>
          </draw:text-box>
        </draw:frame>
        <draw:custom-shape draw:style-name="gr4" draw:text-style-name="P4" draw:layer="layout" svg:width="3.461cm" svg:height="2.667cm" svg:x="17.129cm" svg:y="2.524cm">
          <text:p text:style-name="P4">Consumer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3.081cm" svg:height="1.905cm" svg:x="1.889cm" svg:y="8.674cm">
          <text:p text:style-name="P1"><text:span text:style-name="T1">1 <text:s/>| <text:s text:c="2"/>2 <text:s text:c="2"/>| <text:s/>3 <text:s text:c="3"/>| <text:s text:c="2"/>4 <text:s text:c="3"/>| <text:s text:c="2"/>5 <text:s text:c="2"/>| <text:s text:c="2"/>6 <text:s text:c="3"/>| <text:s/>7 <text:s/>| <text:s text:c="3"/>8 <text:s text:c="2"/>| <text:s text:c="2"/>9 <text:s text:c="2"/>| 10 <text:s text:c="2"/>|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604cm" svg:y1="12.049cm" svg:x2="7.604cm" svg:y2="10.652cm">
          <text:p/>
        </draw:line>
        <draw:frame draw:style-name="gr3" draw:text-style-name="P3" draw:layer="layout" svg:width="2.911cm" svg:height="0.962cm" svg:x="6.158cm" svg:y="12.43cm">
          <draw:text-box>
            <text:p>Offset=5</text:p>
          </draw:text-box>
        </draw:frame>
        <draw:custom-shape draw:style-name="gr4" draw:text-style-name="P4" draw:layer="layout" svg:width="3.461cm" svg:height="2.667cm" svg:x="17.002cm" svg:y="8.112cm">
          <text:p text:style-name="P4">Consumer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3.461cm" svg:height="2.667cm" svg:x="16.875cm" svg:y="12.938cm">
          <text:p text:style-name="P4">Consumer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667cm" svg:height="2.54cm" svg:x="17.383cm" svg:y="13.19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" draw:text-style-name="P3" draw:layer="layout" svg:width="2.191cm" svg:height="0.962cm" svg:x="13.827cm" svg:y="14.716cm">
          <draw:text-box>
            <text:p>Crash</text:p>
          </draw:text-box>
        </draw:frame>
        <draw:custom-shape draw:style-name="gr1" draw:text-style-name="P1" draw:layer="layout" svg:width="13.081cm" svg:height="1.905cm" svg:x="1.635cm" svg:y="18.453cm">
          <text:p text:style-name="P1"><text:span text:style-name="T1">1 <text:s/>| <text:s text:c="2"/>2 <text:s text:c="2"/>| <text:s/>3 <text:s text:c="3"/>| <text:s text:c="2"/>4 <text:s text:c="3"/>| <text:s text:c="2"/>5 <text:s text:c="2"/>| <text:s text:c="2"/>6 <text:s text:c="3"/>| <text:s/>7 <text:s/>| <text:s text:c="3"/>8 <text:s text:c="2"/>| <text:s text:c="2"/>9 <text:s text:c="2"/>| 10 <text:s text:c="2"/>|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5cm" svg:y1="21.828cm" svg:x2="7.35cm" svg:y2="20.431cm">
          <text:p/>
        </draw:line>
        <draw:custom-shape draw:style-name="gr6" draw:text-style-name="P6" draw:layer="layout" svg:width="3.461cm" svg:height="2.667cm" svg:x="16.748cm" svg:y="17.891cm">
          <text:p text:style-name="P4">Consumer 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2.911cm" svg:height="0.962cm" svg:x="5.777cm" svg:y="22.009cm">
          <draw:text-box>
            <text:p>Offset=5</text:p>
          </draw:text-box>
        </draw:frame>
        <draw:frame draw:style-name="gr3" draw:text-style-name="P3" draw:layer="layout" svg:width="15.361cm" svg:height="1.673cm" svg:x="4.81cm" svg:y="23.86cm">
          <draw:text-box>
            <text:p>Consumer-2 resumes from where consumer-1 left off</text:p>
            <text:p>offset-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00:51:50.345703662</meta:creation-date>
    <dc:date>2020-03-28T01:17:18.119393451</dc:date>
    <meta:editing-duration>PT12M27S</meta:editing-duration>
    <meta:editing-cycles>2</meta:editing-cycles>
    <meta:generator>LibreOffice/6.0.7.3$Linux_X86_64 LibreOffice_project/00m0$Build-3</meta:generator>
    <meta:document-statistic meta:object-count="16"/>
  </office:meta>
</office:document-meta>
</file>